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ContextProvider.isJAA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hContextProvider.getJAASConfi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hContextProvider.getModuleConfi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hContextProvider.isLoc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ContextProvider.getAuthContext( Credentials credentials , Subject subject , Session session , PrincipalProviderRegistry principalProviderRegistry , String adminId , String anonymous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hContextProvider.AuthContextProvider( String appName , LoginModul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